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955" officeooo:paragraph-rsid="0011c955"/>
    </style:style>
    <style:style style:name="P2" style:family="paragraph" style:parent-style-name="Standard">
      <style:text-properties fo:font-weight="bold" officeooo:rsid="0011c955" officeooo:paragraph-rsid="0011c955" style:font-weight-asian="bold" style:font-weight-complex="bold"/>
    </style:style>
    <style:style style:name="T1" style:family="text">
      <style:text-properties officeooo:rsid="00127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4</text:p>
      <text:p text:style-name="P1">Se mostrará un error. Esto es debido a que en ningún momento se llama a funcion1, por lo que se hace imposible que se ejecute la funcion2 ya que esta se encuentra dentro de ella.</text:p>
      <text:p text:style-name="P1"/>
      <text:p text:style-name="P2">Ejercicio 5</text:p>
      <text:p text:style-name="P1">Se mostrará 11, ya que x está declarada globalmente, se ejecuta primero la funcion1 y como funcion2 es parte de ese proceso, en este caso si puede ejecutarse. <text:span text:style-name="T1">Finalmente se imprime la variable b.</text:span></text:p>
      <text:p text:style-name="P1"/>
      <text:p text:style-name="P2">Ejercicio 6</text:p>
      <text:p text:style-name="P1">Para la realización de los ejercicios 1, 2 y 3, he utilizado VSCode para diseñar los códigos HTML y JavaScript solicitados. Para probar que estos cumplían con lo que se pedía, he abierto los HTML que a su vez estaban enlazados a los JavaScript en el navegador de Chrome. En algunas ocasiones, la utilización de Inspeccionar y la consola que este navegador ofrece me ha ayudado a solucionar algún error que me ha surgido.</text:p>
      <text:p text:style-name="P1">En VSCode, podemos probar y depurar el código mediante las opciones de Run and Debug que este nos ofre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8:24:36.620631566</meta:creation-date>
    <meta:generator>LibreOffice/7.3.7.2$Linux_X86_64 LibreOffice_project/30$Build-2</meta:generator>
    <dc:date>2023-10-24T18:40:03.577402904</dc:date>
    <meta:editing-duration>PT15M27S</meta:editing-duration>
    <meta:editing-cycles>2</meta:editing-cycles>
    <meta:document-statistic meta:table-count="0" meta:image-count="0" meta:object-count="0" meta:page-count="1" meta:paragraph-count="7" meta:word-count="168" meta:character-count="931" meta:non-whitespace-character-count="770"/>
  </office:meta>
</office:document-meta>
</file>